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text-properties fo:hyphenate="true"/>
    </style:style>
    <style:style style:name="P3" style:parent-style-name="Normal" style:family="paragraph">
      <style:paragraph-properties fo:break-before="page"/>
    </style:style>
  </office:automatic-styles>
  <office:body>
    <office:text text:use-soft-page-breaks="true">
      <text:p text:style-name="P1">Assembly Tutorial Lesson #11</text:p>
      <text:p text:style-name="Subtitle">Advanced Math</text:p>
      <text:p text:style-name="Normal">[Title slide]</text:p>
      <text:p text:style-name="Normal">Hi there! This is Matt Heffernan. Welcome back to my channel. This is the ten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text:s/>One of the earlier episodes was an introduction to basic arithmetic and logic using the 65C02, where we saw that all math had to be done with just 8-bit addition, subtraction and bit shifting.<text:s/>There are no instructions for multiplication or division, nor 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 being just complete enough to be able to implement algorithms for any mathematical operation. Of course, that doesn’t mean it is fast or advisable to implement comprehensive algorithms. Today we will learn how to tailor programs to our specific needs and make the 65C02 do just enough to do the required calculation with the required precision.</text:p>
      <text:p text:style-name="Normal">[Cut to slide 2: Keep Calm and Carry<text:s/>On (no callout)]</text:p>
      <text:p text:style-name="Normal">Just like our grandparents during World War II, we can do larger scale math with an 8-bit CPU by simply keeping 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 pretty rare.<text:s/>Regardless of width, we need to manage the Carry bit for performing arithmetic across these values, initializing it to the correct state and preserving its state as you chain your operations from byte to byte.</text:p>
      <text:p text:style-name="Normal">[Cut to slide 3<text:s/>–<text:s/>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text:s/>You could just as easily deal with big-endian values by reversing the order of load-add-store<text:s/>operations, just as long you are starting with a clear carry bit and the least significant byte.</text:p>
      <text:p text:style-name="P2">[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text:s/><text:soft-page-break/>for the subtraction of the previous pair of bytes. Just like with ADC, we can chain SBC instructions together by maintaining the Carry bit as we continue through higher bytes. Right here is an example of a 16-bit subtraction using little-endian values.<text:s/>We start with C set, then use the state of C output by the first SBC<text:s/>as the input for the second SBC, 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text:s/>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 has the original value divided by two. Now, we no longer need to refer back to original value and we can shift the target value one more time in place, again with an LSR for the high byte, followed by an ROR on the low byte. <text:s/>In this case, we can see that 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text:s/>If your top bit is already set, then the target of your shift will need to be wider to still have a proper multiplication.<text:s/>Generally, the product of the multiplication needs to be as wide as the widths of both factors put together. So, two 8-bit values can multiply into a 16-bit value. In this example, we are multiplying a 16-bit value by 4, which means that the result could end up being 24 bits.<text:s/>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Cut to slide 7 – Fixed/floating point]</text:p>
      <text:p text:style-name="Normal">All the math we have seen so far has been with integers and we have been ignoring any fractional values in between whole numbers.<text:s/>On a modern computer, we would address this with floating point math, using built-in support for single and double-precision floating point in the instruction set, and then with high-level languages that have syntaxes similar to standard mathematical notation. For most 8-bit machines, floating point support is provided<text:s/>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everything as 8-bit integer math and make that work for your needs. You can still do floating point by hacking your way into the library found in the BASIC ROM, or rolling your own implementation. But, for most cases, using fixed point<text:s/>is going to be more important.</text:p>
      <text:p text:style-name="Normal">Fixed point means 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so 1 would have a value of<text:s/>one quarter, 2 be one half, and<text:s/>4 would<text:s/>be<text:s/>1.<text:s/>This of course limits your upper range by the number of bits you are using for your fraction, so an 8-bit fixed point value<text:s/><text:soft-page-break/>would max out at a value of 64 with 1 quarter precision. But then you can use these values just as if they were integers, adding and subtracting them without any regard for their interpretation. Things get a bit different for multiplication or division, but if your<text:s/>other operand is<text:s/>an actual integer value, then it will work the same in that case as well.</text:p>
      <text:p text:style-name="Normal">So, in these cases fixed point is just as fast and integer math, and much faster than floating point. But floating point still has value for some applications, and does work for a 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 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 decide on a representation that is going to work the best.</text:p>
      <text:p text:style-name="Normal">[Cut to slide 8 – Arbitrary multiplication]</text:p>
      <text:p text:style-name="Normal">Getting back to integer math, we saw how we can multiply by powers of 2 with simple bit-shifting to the left. But what about multiplying by an arbitrary integer value?<text:s/>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 ten by each power of 2 component of 25. We can split up 25 into 16 + 8 + 1, so 10 times 25 will be the same as 10 times 16 plus 10 times 8 plus 10 times 1. This gives us 160 + 80 + 10 or 250, which is just what we would expect. This process can be done<text:s/>entirely with shifting and addition, which becomes more apparent when you look at the problem in binary, as you see here at the bottom.<text:s/>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 we just add all three products together, and that’s easy in this case as there are not common bits set between them, and we get the result 11111010, which is hex FA or decimal, you guessed it, 250.<text:s/>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text:s/>a 16-bit word in RAM that we have creatively labeled “product”.<text:s/>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 it. Otherwise, we store Y in a temporary variable, which we shift to the left until we find its highest set bit. This tells us how many times we are going to need to shift “product” before we are done. Then we shift it back to see what other bits are set. 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text:s/>This will give us the full 16-bit product of any two unsigned 8-bit values, but it takes up a fair amount of code and is not exactly super-fast. So chances are you don’t want to do exactly this in your own program, but<text:s/><text:soft-page-break/>maybe some sort of modified and optimized form that works for your specific use case. In our example program later, we’ll see a full 16-bit version of this algorithm, and go over it in greater detail.</text:p>
      <text:p text:style-name="Normal">[Cut to slide 10 – Arbitrary division]</text:p>
      <text:p text:style-name="Normal"/>
      <text:p text:style-name="P3"/>
      <text:soft-page-break/>
      <text:p text:style-name="Normal">[Start loading and running PATREON.PRG]</text:p>
      <text:p text:style-name="Normal">If you<text:s/>don’t want to miss any episodes in the future, make sure you subscribe to my channel and click the bell to get notified when they come out. If this episode taught you anything, please click the Like button, and if you have any questions, please put them in<text:s/>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text:s/>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04T22:22:00Z</dc:date>
    <meta:template xlink:href="Normal.dotm" xlink:type="simple"/>
    <meta:editing-cycles>29</meta:editing-cycles>
    <meta:editing-duration>PT28260S</meta:editing-duration>
    <meta:document-statistic meta:page-count="5" meta:paragraph-count="29" meta:word-count="2171" meta:character-count="14522" meta:row-count="103" meta:non-whitespace-character-count="12380"/>
  </office:meta>
</office:document-meta>
</file>